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82d4e" officeooo:paragraph-rsid="00082d4e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82d4e" officeooo:paragraph-rsid="00082d4e"/>
    </style:style>
    <style:style style:name="P3" style:family="paragraph" style:parent-style-name="Standard">
      <style:paragraph-properties fo:line-height="200%" fo:text-align="start" style:justify-single-word="false"/>
      <style:text-properties officeooo:rsid="00082d4e" officeooo:paragraph-rsid="00082d4e"/>
    </style:style>
    <style:style style:name="P4" style:family="paragraph" style:parent-style-name="Standard">
      <style:paragraph-properties fo:line-height="200%" fo:text-align="center" style:justify-single-word="false"/>
      <style:text-properties officeooo:rsid="00096008" officeooo:paragraph-rsid="00096008"/>
    </style:style>
    <style:style style:name="P5" style:family="paragraph" style:parent-style-name="Standard">
      <style:paragraph-properties fo:line-height="200%" fo:text-align="start" style:justify-single-word="false"/>
      <style:text-properties fo:font-weight="bold" officeooo:rsid="00096008" officeooo:paragraph-rsid="00096008" style:font-weight-asian="bold" style:font-weight-complex="bold"/>
    </style:style>
    <style:style style:name="T1" style:family="text">
      <style:text-properties officeooo:rsid="000960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ae1f"/>
    </style:style>
    <style:style style:name="T4" style:family="text">
      <style:text-properties officeooo:rsid="000c26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mmy D. Bodden Pineda</text:p>
      <text:p text:style-name="P1">SWE432-001</text:p>
      <text:p text:style-name="P1">Prof. Thomas LaToza</text:p>
      <text:p text:style-name="P1">11/10/2017</text:p>
      <text:p text:style-name="P5"/>
      <text:p text:style-name="P4"><text:span text:style-name="T2">HEROKU APP LINK: </text:span><text:a xlink:type="simple" xlink:href="https://intense-cliffs-45829.herokuapp.com/" text:style-name="Internet_20_link" text:visited-style-name="Visited_20_Internet_20_Link"><text:span text:style-name="T2">https://intense-cliffs-45829.herokuapp.com/</text:span></text:a></text:p>
      <text:p text:style-name="P2"/>
      <text:p text:style-name="P2">Statement to Contributions</text:p>
      <text:p text:style-name="P3"><text:tab/>For Homework <text:span text:style-name="T3">9</text:span>, I was in charge of <text:span text:style-name="T3">fixing the issue that I had with part of the CSS files being applied and the other part not being applied</text:span>. <text:span text:style-name="T3">To do this, I added link tags in the main index.html file, and I added a copy of the bootstrap files in the same directory so that I could use a relative path for them in the src attribute.</text:span> I was also in charge of <text:span text:style-name="T3">making the Add Appointments screen easier to use by adding the friends table to it on a side. Users are now able to just click on the friends they want to invite to their appointment, instead of having to remember their friends’ usernames</text:span>. The logic to grab <text:span text:style-name="T4">the friends from the table when they are clicked on and update the parties field in the form </text:span>was my do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34:58.581957387</meta:creation-date>
    <dc:date>2017-11-21T10:22:26.476386000</dc:date>
    <meta:editing-duration>PT8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58" meta:character-count="869" meta:non-whitespace-character-count="716"/>
  </office:meta>
</office:document-meta>
</file>